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ffffff" draw:fill="solid" draw:fill-color="#eb613d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svg:stroke-width="0.15cm" svg:stroke-color="#ffffff" draw:marker-start="" draw:marker-start-width="0.35cm" draw:marker-end="" draw:marker-end-width="0.35cm" draw:fill="solid" draw:fill-color="#eb613d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width="0.05cm" svg:stroke-color="#ffffff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15cm" svg:stroke-color="#ffffff" draw:marker-start="" draw:marker-start-width="0.35cm" draw:marker-end="" draw:marker-end-width="0.35cm" draw:fill="none" draw:fill-color="#ffffff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width="0.05cm" svg:stroke-color="#ffffff" draw:fill="solid" draw:fill-color="#198a8a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ffffff" draw:fill="solid" draw:fill-color="#00ae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26cm" fo:min-width="11.12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family="OpenDyslexic" style:font-pitch="variable"/>
    </style:style>
    <style:style style:name="P4" style:family="paragraph">
      <style:text-properties fo:font-family="Ubuntu" style:font-pitch="variable"/>
    </style:style>
    <style:style style:name="T1" style:family="text">
      <style:text-properties fo:font-size="80pt" fo:text-shadow="none" fo:font-weight="normal" style:font-size-asian="80pt" style:font-weight-asian="normal" style:font-size-complex="8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335cm" svg:height="0.334cm" draw:transform="rotate (-1.5707963267949) translate (-7.831cm 20.2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g>
            <draw:line draw:style-name="gr2" draw:text-style-name="P2" draw:layer="layout" svg:x1="-8.275cm" svg:y1="22.184cm" svg:x2="-7.943cm" svg:y2="22.516cm">
              <text:p/>
            </draw:line>
            <draw:line draw:style-name="gr2" draw:text-style-name="P2" draw:layer="layout" svg:x1="-7.735cm" svg:y1="22.205cm" svg:x2="-8.047cm" svg:y2="22.517cm">
              <text:p/>
            </draw:line>
          </draw:g>
          <draw:g>
            <draw:line draw:style-name="gr2" draw:text-style-name="P2" draw:layer="layout" svg:x1="-8.275cm" svg:y1="21.538cm" svg:x2="-7.943cm" svg:y2="21.87cm">
              <text:p/>
            </draw:line>
            <draw:line draw:style-name="gr2" draw:text-style-name="P2" draw:layer="layout" svg:x1="-7.735cm" svg:y1="21.559cm" svg:x2="-8.047cm" svg:y2="21.871cm">
              <text:p/>
            </draw:line>
          </draw:g>
          <draw:g>
            <draw:line draw:style-name="gr2" draw:text-style-name="P2" draw:layer="layout" svg:x1="-8.275cm" svg:y1="20.892cm" svg:x2="-7.943cm" svg:y2="21.224cm">
              <text:p/>
            </draw:line>
            <draw:line draw:style-name="gr2" draw:text-style-name="P2" draw:layer="layout" svg:x1="-7.735cm" svg:y1="20.913cm" svg:x2="-8.047cm" svg:y2="21.225cm">
              <text:p/>
            </draw:line>
          </draw:g>
        </draw:g>
        <draw:path draw:style-name="gr3" draw:text-style-name="P1" draw:layer="layout" svg:width="1.44cm" svg:height="2.056cm" svg:x="4.042cm" svg:y="8.5cm" svg:viewBox="0 0 1441 2057" svg:d="m603 2057c0-535-4-1307-4-1842-200 0-400 0-599 0 0-72 0-143 0-215 480 0 960 0 1441 0 0 72 0 143 0 215-201 0-401 0-602 0 0 535 4 1307 4 1842-80 0-160 0-240 0z">
          <text:p/>
        </draw:path>
        <draw:path draw:style-name="gr3" draw:text-style-name="P1" draw:layer="layout" svg:width="1.601cm" svg:height="1.817cm" svg:x="5.736cm" svg:y="8.501cm" svg:viewBox="0 0 1602 1818" svg:d="m0 1818v-1818h806c162 0 285 16 370 49 84 33 151 90 202 173 50 83 76 174 76 274 0 129-42 238-126 326s-212 145-387 169c64 31 112 61 145 91 71 64 137 145 200 242l316 494h-302l-241-378c-70-109-128-193-173-250-46-58-87-99-123-122s-72-39-109-48c-28-6-72-9-134-9h-279v807zm241-1015h517c110 0 196-12 258-35s109-59 141-109 49-104 49-163c0-86-32-157-94-212s-161-83-296-83h-575z">
          <text:p/>
        </draw:path>
        <draw:path draw:style-name="gr3" draw:text-style-name="P1" draw:layer="layout" svg:width="1.701cm" svg:height="1.817cm" svg:x="7.365cm" svg:y="8.501cm" svg:viewBox="0 0 1702 1818" svg:d="m0 1818 698-1818h259l745 1818h-274l-213-550h-760l-200 550zm525-746h616l-190-504c-58-153-101-279-129-377-23 117-56 232-98 347z">
          <text:p/>
        </draw:path>
        <draw:path draw:style-name="gr3" draw:text-style-name="P1" draw:layer="layout" svg:width="1.606cm" svg:height="1.879cm" svg:x="9.189cm" svg:y="8.47cm" svg:viewBox="0 0 1607 1880" svg:d="m1367 1212 240 60c-50 198-141 349-272 452s-291 156-480 156c-196 0-356-40-479-120-122-79-216-195-280-346s-96-314-96-488c0-189 36-354 109-495 72-141 175-248 308-321s281-110 441-110c182 0 335 46 459 139s211 223 259 391l-237 55c-42-132-103-228-183-289-80-60-181-90-303-90-139 0-256 33-350 100s-160 157-198 270-57 229-57 349c0 155 23 290 68 405s115 202 210 259 198 85 309 85c134 0 249-39 342-116 93-78 157-193 190-346z">
          <text:p/>
        </draw:path>
        <draw:path draw:style-name="gr3" draw:text-style-name="P1" draw:layer="layout" svg:width="1.356cm" svg:height="1.818cm" svg:x="11.096cm" svg:y="8.5cm" svg:viewBox="0 0 1357 1819" svg:d="m0 1819c0-607 0-1213 0-1819 438 0 876 0 1315 0 0 72 0 143 0 215-358 0-716 0-1074 0 0 185 0 371 0 557 335 0 670 0 1005 0 0 71 0 142 0 213-335 0-670 0-1005 0 0 206 0 413 0 619 372 0 744 0 1116 0 0 72 0 143 0 215-452 0-905 0-1357 0z">
          <text:p/>
        </draw:path>
        <draw:path draw:style-name="gr3" draw:text-style-name="P1" draw:layer="layout" svg:width="1.601cm" svg:height="1.817cm" svg:x="12.788cm" svg:y="8.501cm" svg:viewBox="0 0 1602 1818" svg:d="m0 1818v-1818h806c162 0 285 16 370 49 84 33 151 90 202 173 50 83 76 174 76 274 0 129-42 238-126 326s-212 145-387 169c64 31 112 61 145 91 71 64 137 145 200 242l316 494h-302l-241-378c-70-109-128-193-173-250-46-58-87-99-123-122s-72-39-109-48c-28-6-72-9-134-9h-279v807zm241-1015h517c110 0 196-12 258-35s109-59 141-109 49-104 49-163c0-86-32-157-94-212s-161-83-296-83h-575z">
          <text:p/>
        </draw:path>
        <draw:path draw:style-name="gr3" draw:text-style-name="P1" draw:layer="layout" svg:width="10.438cm" svg:height="0.134cm" svg:x="4.643cm" svg:y="10.521cm" svg:viewBox="0 0 10439 135" svg:d="m0 135c0-23 0-45 0-68s0-45 0-67c3480 0 6959 0 10439 0 0 22 0 45 0 67s0 45 0 68c-3480 0-6959 0-10439 0z">
          <text:p/>
        </draw:path>
        <draw:path draw:style-name="gr3" draw:text-style-name="P1" draw:layer="layout" svg:width="10.438cm" svg:height="0.134cm" svg:x="3.983cm" svg:y="10.826cm" svg:viewBox="0 0 10439 135" svg:d="m0 135c0-23 0-45 0-68s0-45 0-67c3480 0 6959 0 10439 0 0 22 0 45 0 67s0 45 0 68c-3480 0-6959 0-10439 0z">
          <text:p/>
        </draw:path>
        <draw:path draw:style-name="gr3" draw:text-style-name="P1" draw:layer="layout" svg:width="1.44cm" svg:height="2.056cm" svg:x="4.254cm" svg:y="12.827cm" svg:viewBox="0 0 1441 2057" svg:d="m603 2057c0-535-4-1307-4-1842-200 0-400 0-599 0 0-72 0-143 0-215 480 0 960 0 1441 0 0 72 0 143 0 215-201 0-401 0-602 0 0 535 4 1307 4 1842-80 0-160 0-240 0z">
          <text:p/>
        </draw:path>
        <draw:path draw:style-name="gr3" draw:text-style-name="P1" draw:layer="layout" svg:width="1.601cm" svg:height="1.817cm" svg:x="5.948cm" svg:y="12.828cm" svg:viewBox="0 0 1602 1818" svg:d="m0 1818v-1818h806c162 0 285 16 370 49 84 33 151 90 202 173 50 83 76 174 76 274 0 129-42 238-126 326s-212 145-387 169c64 31 112 61 145 91 71 64 137 145 200 242l316 494h-302l-241-378c-70-109-128-193-173-250-46-58-87-99-123-122s-72-39-109-48c-28-6-72-9-134-9h-279v807zm241-1015h517c110 0 196-12 258-35s109-59 141-109 49-104 49-163c0-86-32-157-94-212s-161-83-296-83h-575z">
          <text:p/>
        </draw:path>
        <draw:path draw:style-name="gr3" draw:text-style-name="P1" draw:layer="layout" svg:width="1.701cm" svg:height="1.817cm" svg:x="7.577cm" svg:y="12.828cm" svg:viewBox="0 0 1702 1818" svg:d="m0 1818 698-1818h259l745 1818h-274l-213-550h-760l-200 550zm525-746h616l-190-504c-58-153-101-279-129-377-23 117-56 232-98 347z">
          <text:p/>
        </draw:path>
        <draw:path draw:style-name="gr3" draw:text-style-name="P1" draw:layer="layout" svg:width="1.606cm" svg:height="1.879cm" svg:x="9.401cm" svg:y="12.797cm" svg:viewBox="0 0 1607 1880" svg:d="m1367 1212 240 60c-50 198-141 349-272 452s-291 156-480 156c-196 0-356-40-479-120-122-79-216-195-280-346s-96-314-96-488c0-189 36-354 109-495 72-141 175-248 308-321s281-110 441-110c182 0 335 46 459 139s211 223 259 391l-237 55c-42-132-103-228-183-289-80-60-181-90-303-90-139 0-256 33-350 100s-160 157-198 270-57 229-57 349c0 155 23 290 68 405s115 202 210 259 198 85 309 85c134 0 249-39 342-116 93-78 157-193 190-346z">
          <text:p/>
        </draw:path>
        <draw:path draw:style-name="gr3" draw:text-style-name="P1" draw:layer="layout" svg:width="1.356cm" svg:height="1.818cm" svg:x="11.308cm" svg:y="12.827cm" svg:viewBox="0 0 1357 1819" svg:d="m0 1819c0-607 0-1213 0-1819 438 0 876 0 1315 0 0 72 0 143 0 215-358 0-716 0-1074 0 0 185 0 371 0 557 335 0 670 0 1005 0 0 71 0 142 0 213-335 0-670 0-1005 0 0 206 0 413 0 619 372 0 744 0 1116 0 0 72 0 143 0 215-452 0-905 0-1357 0z">
          <text:p/>
        </draw:path>
        <draw:path draw:style-name="gr3" draw:text-style-name="P1" draw:layer="layout" svg:width="2.008cm" svg:height="2.458cm" svg:x="13cm" svg:y="12.828cm" svg:viewBox="0 0 2009 2459" svg:d="m0 1819v-1819h806c162 0 285 16 369 49 85 33 152 90 203 173 50 83 75 174 75 274 0 129-41 237-125 326s-213 145-387 169c64 31 112 61 145 91 70 64 137 145 200 242l723 1135h-303l-647-1019c-70-109-128-192-174-250-45-58-86-99-122-122s-73-39-110-48c-27-6-72-9-134-9h-279v808zm240-1016h517c110 0 196-11 258-34s110-60 142-110 48-104 48-163c0-86-30-156-93-212s-161-83-296-83h-576z">
          <text:p/>
        </draw:path>
        <draw:path draw:style-name="gr3" draw:text-style-name="P1" draw:layer="layout" svg:width="9.799cm" svg:height="0.137cm" svg:x="4.855cm" svg:y="14.845cm" svg:viewBox="0 0 9800 138" svg:d="m0 138c0-23 0-44 0-67s0-45 0-68c3480 0 6320-3 9800-3 0 23 0 46 0 68s0 44 0 67c-3480 0-6320 3-9800 3z">
          <text:p/>
        </draw:path>
        <draw:path draw:style-name="gr3" draw:text-style-name="P1" draw:layer="layout" svg:width="10.705cm" svg:height="0.135cm" svg:x="4.195cm" svg:y="15.152cm" svg:viewBox="0 0 10706 136" svg:d="m0 136c0-23 0-44 0-67s0-45 0-68c3480 0 7226-1 10706-1 0 23 0 46 0 68s0 44 0 67c-3480 0-7226 1-10706 1z">
          <text:p/>
        </draw:path>
        <draw:path draw:style-name="gr3" draw:text-style-name="P1" draw:layer="layout" svg:width="1.44cm" svg:height="2.056cm" svg:x="4.007cm" svg:y="3.591cm" svg:viewBox="0 0 1441 2057" svg:d="m603 2057c0-535-4-1307-4-1842-200 0-400 0-599 0 0-72 0-143 0-215 480 0 960 0 1441 0 0 72 0 143 0 215-201 0-401 0-602 0 0 535 4 1307 4 1842-80 0-160 0-240 0z">
          <text:p/>
        </draw:path>
        <draw:path draw:style-name="gr3" draw:text-style-name="P1" draw:layer="layout" svg:width="1.601cm" svg:height="1.817cm" svg:x="5.701cm" svg:y="3.592cm" svg:viewBox="0 0 1602 1818" svg:d="m0 1818v-1818h806c162 0 285 16 370 49 84 33 151 90 202 173 50 83 76 174 76 274 0 129-42 238-126 326s-212 145-387 169c64 31 112 61 145 91 71 64 137 145 200 242l316 494h-302l-241-378c-70-109-128-193-173-250-46-58-87-99-123-122s-72-39-109-48c-28-6-72-9-134-9h-279v807zm241-1015h517c110 0 196-12 258-35s109-59 141-109 49-104 49-163c0-86-32-157-94-212s-161-83-296-83h-575z">
          <text:p/>
        </draw:path>
        <draw:path draw:style-name="gr3" draw:text-style-name="P1" draw:layer="layout" svg:width="1.701cm" svg:height="1.817cm" svg:x="7.33cm" svg:y="3.592cm" svg:viewBox="0 0 1702 1818" svg:d="m0 1818 698-1818h259l745 1818h-274l-213-550h-760l-200 550zm525-746h616l-190-504c-58-153-101-279-129-377-23 117-56 232-98 347z">
          <text:p/>
        </draw:path>
        <draw:path draw:style-name="gr3" draw:text-style-name="P1" draw:layer="layout" svg:width="1.606cm" svg:height="1.879cm" svg:x="9.154cm" svg:y="3.561cm" svg:viewBox="0 0 1607 1880" svg:d="m1367 1212 240 60c-50 198-141 349-272 452s-291 156-480 156c-196 0-356-40-479-120-122-79-216-195-280-346s-96-314-96-488c0-189 36-354 109-495 72-141 175-248 308-321s281-110 441-110c182 0 335 46 459 139s211 223 259 391l-237 55c-42-132-103-228-183-289-80-60-181-90-303-90-139 0-256 33-350 100s-160 157-198 270-57 229-57 349c0 155 23 290 68 405s115 202 210 259 198 85 309 85c134 0 249-39 342-116 93-78 157-193 190-346z">
          <text:p/>
        </draw:path>
        <draw:path draw:style-name="gr3" draw:text-style-name="P1" draw:layer="layout" svg:width="1.356cm" svg:height="1.818cm" svg:x="11.061cm" svg:y="3.591cm" svg:viewBox="0 0 1357 1819" svg:d="m0 1819c0-607 0-1213 0-1819 438 0 876 0 1315 0 0 72 0 143 0 215-358 0-716 0-1074 0 0 185 0 371 0 557 335 0 670 0 1005 0 0 71 0 142 0 213-335 0-670 0-1005 0 0 206 0 413 0 619 372 0 744 0 1116 0 0 72 0 143 0 215-452 0-905 0-1357 0z">
          <text:p/>
        </draw:path>
        <draw:path draw:style-name="gr3" draw:text-style-name="P1" draw:layer="layout" svg:width="1.601cm" svg:height="1.817cm" svg:x="12.753cm" svg:y="3.592cm" svg:viewBox="0 0 1602 1818" svg:d="m0 1818v-1818h806c162 0 285 16 370 49 84 33 151 90 202 173 50 83 76 174 76 274 0 129-42 238-126 326s-212 145-387 169c64 31 112 61 145 91 71 64 137 145 200 242l316 494h-302l-241-378c-70-109-128-193-173-250-46-58-87-99-123-122s-72-39-109-48c-28-6-72-9-134-9h-279v807zm241-1015h517c110 0 196-12 258-35s109-59 141-109 49-104 49-163c0-86-32-157-94-212s-161-83-296-83h-575z">
          <text:p/>
        </draw:path>
        <draw:custom-shape draw:style-name="gr4" draw:text-style-name="P1" draw:layer="layout" svg:width="9.907cm" svg:height="0.334cm" svg:x="4.609cm" svg:y="5.6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07cm" svg:height="0.334cm" svg:x="3.997cm" svg:y="6.19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2" draw:layer="layout" svg:x1="6.584cm" svg:y1="6.083cm" svg:x2="6.916cm" svg:y2="5.751cm">
            <text:p/>
          </draw:line>
          <draw:line draw:style-name="gr5" draw:text-style-name="P2" draw:layer="layout" svg:x1="6.605cm" svg:y1="5.543cm" svg:x2="6.917cm" svg:y2="5.855cm">
            <text:p/>
          </draw:line>
        </draw:g>
        <draw:g>
          <draw:line draw:style-name="gr5" draw:text-style-name="P2" draw:layer="layout" svg:x1="6.585cm" svg:y1="6.083cm" svg:x2="6.917cm" svg:y2="5.751cm">
            <text:p/>
          </draw:line>
          <draw:line draw:style-name="gr5" draw:text-style-name="P2" draw:layer="layout" svg:x1="6.606cm" svg:y1="5.543cm" svg:x2="6.918cm" svg:y2="5.855cm">
            <text:p/>
          </draw:line>
        </draw:g>
        <draw:g>
          <draw:line draw:style-name="gr5" draw:text-style-name="P2" draw:layer="layout" svg:x1="11.458cm" svg:y1="6.634cm" svg:x2="11.126cm" svg:y2="6.302cm">
            <text:p/>
          </draw:line>
          <draw:line draw:style-name="gr5" draw:text-style-name="P2" draw:layer="layout" svg:x1="11.437cm" svg:y1="6.094cm" svg:x2="11.125cm" svg:y2="6.406cm">
            <text:p/>
          </draw:line>
        </draw:g>
        <draw:g>
          <draw:line draw:style-name="gr5" draw:text-style-name="P2" draw:layer="layout" svg:x1="7.246cm" svg:y1="6.083cm" svg:x2="7.578cm" svg:y2="5.751cm">
            <text:p/>
          </draw:line>
          <draw:line draw:style-name="gr5" draw:text-style-name="P2" draw:layer="layout" svg:x1="7.267cm" svg:y1="5.543cm" svg:x2="7.579cm" svg:y2="5.855cm">
            <text:p/>
          </draw:line>
        </draw:g>
        <draw:g>
          <draw:line draw:style-name="gr5" draw:text-style-name="P2" draw:layer="layout" svg:x1="5.912cm" svg:y1="6.083cm" svg:x2="6.244cm" svg:y2="5.751cm">
            <text:p/>
          </draw:line>
          <draw:line draw:style-name="gr5" draw:text-style-name="P2" draw:layer="layout" svg:x1="5.933cm" svg:y1="5.543cm" svg:x2="6.245cm" svg:y2="5.855cm">
            <text:p/>
          </draw:line>
        </draw:g>
        <draw:g>
          <draw:line draw:style-name="gr5" draw:text-style-name="P2" draw:layer="layout" svg:x1="12.104cm" svg:y1="6.634cm" svg:x2="11.772cm" svg:y2="6.302cm">
            <text:p/>
          </draw:line>
          <draw:line draw:style-name="gr5" draw:text-style-name="P2" draw:layer="layout" svg:x1="12.083cm" svg:y1="6.094cm" svg:x2="11.771cm" svg:y2="6.406cm">
            <text:p/>
          </draw:line>
        </draw:g>
        <draw:g>
          <draw:line draw:style-name="gr5" draw:text-style-name="P2" draw:layer="layout" svg:x1="12.75cm" svg:y1="6.634cm" svg:x2="12.418cm" svg:y2="6.302cm">
            <text:p/>
          </draw:line>
          <draw:line draw:style-name="gr5" draw:text-style-name="P2" draw:layer="layout" svg:x1="12.729cm" svg:y1="6.094cm" svg:x2="12.417cm" svg:y2="6.406cm">
            <text:p/>
          </draw:line>
        </draw:g>
        <draw:path draw:style-name="gr3" draw:text-style-name="P1" draw:layer="layout" svg:width="1.44cm" svg:height="2.056cm" svg:x="4.338cm" svg:y="17.07cm" svg:viewBox="0 0 1441 2057" svg:d="m603 2057c0-535-4-1307-4-1842-200 0-400 0-599 0 0-72 0-143 0-215 480 0 960 0 1441 0 0 72 0 143 0 215-201 0-401 0-602 0 0 535 4 1307 4 1842-80 0-160 0-240 0z">
          <text:p/>
        </draw:path>
        <draw:path draw:style-name="gr3" draw:text-style-name="P1" draw:layer="layout" svg:width="1.601cm" svg:height="1.817cm" svg:x="6.032cm" svg:y="17.071cm" svg:viewBox="0 0 1602 1818" svg:d="m0 1818v-1818h806c162 0 285 16 370 49 84 33 151 90 202 173 50 83 76 174 76 274 0 129-42 238-126 326s-212 145-387 169c64 31 112 61 145 91 71 64 137 145 200 242l316 494h-302l-241-378c-70-109-128-193-173-250-46-58-87-99-123-122s-72-39-109-48c-28-6-72-9-134-9h-279v807zm241-1015h517c110 0 196-12 258-35s109-59 141-109 49-104 49-163c0-86-32-157-94-212s-161-83-296-83h-575z">
          <text:p/>
        </draw:path>
        <draw:path draw:style-name="gr3" draw:text-style-name="P1" draw:layer="layout" svg:width="1.701cm" svg:height="1.817cm" svg:x="7.661cm" svg:y="17.071cm" svg:viewBox="0 0 1702 1818" svg:d="m0 1818 698-1818h259l745 1818h-274l-213-550h-760l-200 550zm525-746h616l-190-504c-58-153-101-279-129-377-23 117-56 232-98 347z">
          <text:p/>
        </draw:path>
        <draw:path draw:style-name="gr3" draw:text-style-name="P1" draw:layer="layout" svg:width="1.606cm" svg:height="1.879cm" svg:x="9.485cm" svg:y="17.04cm" svg:viewBox="0 0 1607 1880" svg:d="m1367 1212 240 60c-50 198-141 349-272 452s-291 156-480 156c-196 0-356-40-479-120-122-79-216-195-280-346s-96-314-96-488c0-189 36-354 109-495 72-141 175-248 308-321s281-110 441-110c182 0 335 46 459 139s211 223 259 391l-237 55c-42-132-103-228-183-289-80-60-181-90-303-90-139 0-256 33-350 100s-160 157-198 270-57 229-57 349c0 155 23 290 68 405s115 202 210 259 198 85 309 85c134 0 249-39 342-116 93-78 157-193 190-346z">
          <text:p/>
        </draw:path>
        <draw:path draw:style-name="gr3" draw:text-style-name="P1" draw:layer="layout" svg:width="1.356cm" svg:height="1.818cm" svg:x="11.392cm" svg:y="17.07cm" svg:viewBox="0 0 1357 1819" svg:d="m0 1819c0-607 0-1213 0-1819 438 0 876 0 1315 0 0 72 0 143 0 215-358 0-716 0-1074 0 0 185 0 371 0 557 335 0 670 0 1005 0 0 71 0 142 0 213-335 0-670 0-1005 0 0 206 0 413 0 619 372 0 744 0 1116 0 0 72 0 143 0 215-452 0-905 0-1357 0z">
          <text:p/>
        </draw:path>
        <draw:path draw:style-name="gr3" draw:text-style-name="P1" draw:layer="layout" svg:width="1.601cm" svg:height="1.817cm" svg:x="13.084cm" svg:y="17.071cm" svg:viewBox="0 0 1602 1818" svg:d="m0 1818v-1818h806c162 0 285 16 370 49 84 33 151 90 202 173 50 83 76 174 76 274 0 129-42 238-126 326s-212 145-387 169c64 31 112 61 145 91 71 64 137 145 200 242l316 494h-302l-241-378c-70-109-128-193-173-250-46-58-87-99-123-122s-72-39-109-48c-28-6-72-9-134-9h-279v807zm241-1015h517c110 0 196-12 258-35s109-59 141-109 49-104 49-163c0-86-32-157-94-212s-161-83-296-83h-575z">
          <text:p/>
        </draw:path>
        <draw:custom-shape draw:style-name="gr6" draw:text-style-name="P1" draw:layer="layout" svg:width="9.907cm" svg:height="0.334cm" svg:x="4.94cm" svg:y="19.1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907cm" svg:height="0.334cm" svg:x="4.328cm" svg:y="19.669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2" draw:layer="layout" svg:x1="6.915cm" svg:y1="19.562cm" svg:x2="7.247cm" svg:y2="19.23cm">
            <text:p/>
          </draw:line>
          <draw:line draw:style-name="gr5" draw:text-style-name="P2" draw:layer="layout" svg:x1="6.936cm" svg:y1="19.022cm" svg:x2="7.248cm" svg:y2="19.334cm">
            <text:p/>
          </draw:line>
        </draw:g>
        <draw:g>
          <draw:line draw:style-name="gr5" draw:text-style-name="P2" draw:layer="layout" svg:x1="6.916cm" svg:y1="19.562cm" svg:x2="7.248cm" svg:y2="19.23cm">
            <text:p/>
          </draw:line>
          <draw:line draw:style-name="gr5" draw:text-style-name="P2" draw:layer="layout" svg:x1="6.937cm" svg:y1="19.022cm" svg:x2="7.249cm" svg:y2="19.334cm">
            <text:p/>
          </draw:line>
        </draw:g>
        <draw:g>
          <draw:line draw:style-name="gr5" draw:text-style-name="P2" draw:layer="layout" svg:x1="11.789cm" svg:y1="20.113cm" svg:x2="11.457cm" svg:y2="19.781cm">
            <text:p/>
          </draw:line>
          <draw:line draw:style-name="gr5" draw:text-style-name="P2" draw:layer="layout" svg:x1="11.768cm" svg:y1="19.573cm" svg:x2="11.456cm" svg:y2="19.885cm">
            <text:p/>
          </draw:line>
        </draw:g>
        <draw:g>
          <draw:line draw:style-name="gr5" draw:text-style-name="P2" draw:layer="layout" svg:x1="7.577cm" svg:y1="19.562cm" svg:x2="7.909cm" svg:y2="19.23cm">
            <text:p/>
          </draw:line>
          <draw:line draw:style-name="gr5" draw:text-style-name="P2" draw:layer="layout" svg:x1="7.598cm" svg:y1="19.022cm" svg:x2="7.91cm" svg:y2="19.334cm">
            <text:p/>
          </draw:line>
        </draw:g>
        <draw:g>
          <draw:line draw:style-name="gr5" draw:text-style-name="P2" draw:layer="layout" svg:x1="6.243cm" svg:y1="19.562cm" svg:x2="6.575cm" svg:y2="19.23cm">
            <text:p/>
          </draw:line>
          <draw:line draw:style-name="gr5" draw:text-style-name="P2" draw:layer="layout" svg:x1="6.264cm" svg:y1="19.022cm" svg:x2="6.576cm" svg:y2="19.334cm">
            <text:p/>
          </draw:line>
        </draw:g>
        <draw:g>
          <draw:line draw:style-name="gr5" draw:text-style-name="P2" draw:layer="layout" svg:x1="12.435cm" svg:y1="20.113cm" svg:x2="12.103cm" svg:y2="19.781cm">
            <text:p/>
          </draw:line>
          <draw:line draw:style-name="gr5" draw:text-style-name="P2" draw:layer="layout" svg:x1="12.414cm" svg:y1="19.573cm" svg:x2="12.102cm" svg:y2="19.885cm">
            <text:p/>
          </draw:line>
        </draw:g>
        <draw:g>
          <draw:line draw:style-name="gr5" draw:text-style-name="P2" draw:layer="layout" svg:x1="13.081cm" svg:y1="20.113cm" svg:x2="12.749cm" svg:y2="19.781cm">
            <text:p/>
          </draw:line>
          <draw:line draw:style-name="gr5" draw:text-style-name="P2" draw:layer="layout" svg:x1="13.06cm" svg:y1="19.573cm" svg:x2="12.748cm" svg:y2="19.885cm">
            <text:p/>
          </draw:line>
        </draw:g>
        <draw:frame draw:style-name="gr8" draw:text-style-name="P3" draw:layer="layout" svg:width="10.603cm" svg:height="3.642cm" svg:x="4.521cm" svg:y="22.243cm">
          <draw:text-box>
            <text:p text:style-name="P3"><text:span text:style-name="T1">Tracer</text:span></text:p>
          </draw:text-box>
        </draw:frame>
        <draw:custom-shape draw:style-name="gr7" draw:text-style-name="P1" draw:layer="layout" svg:width="3.335cm" svg:height="0.334cm" draw:transform="rotate (-1.5707963267949) translate (15.521cm 22.5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2" draw:layer="layout" svg:x1="15.077cm" svg:y1="23.879cm" svg:x2="15.409cm" svg:y2="23.547cm">
            <text:p/>
          </draw:line>
          <draw:line draw:style-name="gr5" draw:text-style-name="P2" draw:layer="layout" svg:x1="15.617cm" svg:y1="23.858cm" svg:x2="15.305cm" svg:y2="23.546cm">
            <text:p/>
          </draw:line>
        </draw:g>
        <draw:g>
          <draw:line draw:style-name="gr5" draw:text-style-name="P2" draw:layer="layout" svg:x1="15.077cm" svg:y1="24.525cm" svg:x2="15.409cm" svg:y2="24.193cm">
            <text:p/>
          </draw:line>
          <draw:line draw:style-name="gr5" draw:text-style-name="P2" draw:layer="layout" svg:x1="15.617cm" svg:y1="24.504cm" svg:x2="15.305cm" svg:y2="24.192cm">
            <text:p/>
          </draw:line>
        </draw:g>
        <draw:g>
          <draw:line draw:style-name="gr5" draw:text-style-name="P2" draw:layer="layout" svg:x1="15.077cm" svg:y1="25.171cm" svg:x2="15.409cm" svg:y2="24.839cm">
            <text:p/>
          </draw:line>
          <draw:line draw:style-name="gr5" draw:text-style-name="P2" draw:layer="layout" svg:x1="15.617cm" svg:y1="25.15cm" svg:x2="15.305cm" svg:y2="24.838cm">
            <text:p/>
          </draw:line>
        </draw:g>
        <draw:custom-shape draw:style-name="gr6" draw:text-style-name="P1" draw:layer="layout" svg:width="3.335cm" svg:height="0.334cm" draw:transform="rotate (1.5707963267949) translate (4.078cm 25.8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2" draw:layer="layout" svg:x1="4.522cm" svg:y1="24.481cm" svg:x2="4.19cm" svg:y2="24.813cm">
            <text:p/>
          </draw:line>
          <draw:line draw:style-name="gr5" draw:text-style-name="P2" draw:layer="layout" svg:x1="3.982cm" svg:y1="24.502cm" svg:x2="4.294cm" svg:y2="24.814cm">
            <text:p/>
          </draw:line>
        </draw:g>
        <draw:g>
          <draw:line draw:style-name="gr5" draw:text-style-name="P2" draw:layer="layout" svg:x1="4.522cm" svg:y1="23.835cm" svg:x2="4.19cm" svg:y2="24.167cm">
            <text:p/>
          </draw:line>
          <draw:line draw:style-name="gr5" draw:text-style-name="P2" draw:layer="layout" svg:x1="3.982cm" svg:y1="23.856cm" svg:x2="4.294cm" svg:y2="24.168cm">
            <text:p/>
          </draw:line>
        </draw:g>
        <draw:g>
          <draw:line draw:style-name="gr5" draw:text-style-name="P2" draw:layer="layout" svg:x1="4.522cm" svg:y1="23.189cm" svg:x2="4.19cm" svg:y2="23.521cm">
            <text:p/>
          </draw:line>
          <draw:line draw:style-name="gr5" draw:text-style-name="P2" draw:layer="layout" svg:x1="3.982cm" svg:y1="23.21cm" svg:x2="4.294cm" svg:y2="23.522cm">
            <text:p/>
          </draw:line>
        </draw:g>
        <draw:frame draw:style-name="gr9" draw:text-style-name="P4" draw:layer="layout" svg:width="11.627cm" svg:height="3.418cm" svg:x="4.681cm" svg:y="28.976cm">
          <draw:text-box>
            <text:p text:style-name="P4"><text:span text:style-name="T1">Tracer</text:span></text:p>
          </draw:text-box>
        </draw:frame>
        <draw:g>
          <draw:custom-shape draw:style-name="gr7" draw:text-style-name="P1" draw:layer="layout" svg:width="3.335cm" svg:height="0.334cm" draw:transform="rotate (-1.5707963267949) translate (3.817cm 29.0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5" draw:text-style-name="P2" draw:layer="layout" svg:x1="3.373cm" svg:y1="30.384cm" svg:x2="3.705cm" svg:y2="30.052cm">
              <text:p/>
            </draw:line>
            <draw:line draw:style-name="gr5" draw:text-style-name="P2" draw:layer="layout" svg:x1="3.913cm" svg:y1="30.363cm" svg:x2="3.601cm" svg:y2="30.051cm">
              <text:p/>
            </draw:line>
          </draw:g>
          <draw:g>
            <draw:line draw:style-name="gr5" draw:text-style-name="P2" draw:layer="layout" svg:x1="3.373cm" svg:y1="31.03cm" svg:x2="3.705cm" svg:y2="30.698cm">
              <text:p/>
            </draw:line>
            <draw:line draw:style-name="gr5" draw:text-style-name="P2" draw:layer="layout" svg:x1="3.913cm" svg:y1="31.009cm" svg:x2="3.601cm" svg:y2="30.697cm">
              <text:p/>
            </draw:line>
          </draw:g>
          <draw:g>
            <draw:line draw:style-name="gr5" draw:text-style-name="P2" draw:layer="layout" svg:x1="3.373cm" svg:y1="31.676cm" svg:x2="3.705cm" svg:y2="31.344cm">
              <text:p/>
            </draw:line>
            <draw:line draw:style-name="gr5" draw:text-style-name="P2" draw:layer="layout" svg:x1="3.913cm" svg:y1="31.655cm" svg:x2="3.601cm" svg:y2="31.343cm">
              <text:p/>
            </draw:line>
          </draw:g>
        </draw:g>
        <draw:g>
          <draw:custom-shape draw:style-name="gr6" draw:text-style-name="P1" draw:layer="layout" svg:width="3.335cm" svg:height="0.334cm" draw:transform="rotate (1.5707963267949) translate (4.137cm 32.3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5" draw:text-style-name="P2" draw:layer="layout" svg:x1="4.581cm" svg:y1="31.011cm" svg:x2="4.249cm" svg:y2="31.343cm">
              <text:p/>
            </draw:line>
            <draw:line draw:style-name="gr5" draw:text-style-name="P2" draw:layer="layout" svg:x1="4.041cm" svg:y1="31.032cm" svg:x2="4.353cm" svg:y2="31.344cm">
              <text:p/>
            </draw:line>
          </draw:g>
          <draw:g>
            <draw:line draw:style-name="gr5" draw:text-style-name="P2" draw:layer="layout" svg:x1="4.581cm" svg:y1="30.365cm" svg:x2="4.249cm" svg:y2="30.697cm">
              <text:p/>
            </draw:line>
            <draw:line draw:style-name="gr5" draw:text-style-name="P2" draw:layer="layout" svg:x1="4.041cm" svg:y1="30.386cm" svg:x2="4.353cm" svg:y2="30.698cm">
              <text:p/>
            </draw:line>
          </draw:g>
          <draw:g>
            <draw:line draw:style-name="gr5" draw:text-style-name="P2" draw:layer="layout" svg:x1="4.581cm" svg:y1="29.719cm" svg:x2="4.249cm" svg:y2="30.051cm">
              <text:p/>
            </draw:line>
            <draw:line draw:style-name="gr5" draw:text-style-name="P2" draw:layer="layout" svg:x1="4.041cm" svg:y1="29.74cm" svg:x2="4.353cm" svg:y2="30.052cm">
              <text:p/>
            </draw:line>
          </draw:g>
        </draw:g>
        <draw:frame draw:style-name="gr9" draw:text-style-name="P4" draw:layer="layout" svg:width="11.627cm" svg:height="3.418cm" svg:x="4.676cm" svg:y="33.926cm">
          <draw:text-box>
            <text:p text:style-name="P4"><text:span text:style-name="T1">Tracer</text:span></text:p>
          </draw:text-box>
        </draw:frame>
        <draw:g>
          <draw:custom-shape draw:style-name="gr7" draw:text-style-name="P1" draw:layer="layout" svg:width="3.335cm" svg:height="0.334cm" draw:transform="rotate (-1.5707963267949) translate (4.132cm 33.5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5" draw:text-style-name="P2" draw:layer="layout" svg:x1="3.688cm" svg:y1="34.946cm" svg:x2="4.02cm" svg:y2="34.614cm">
              <text:p/>
            </draw:line>
            <draw:line draw:style-name="gr5" draw:text-style-name="P2" draw:layer="layout" svg:x1="4.228cm" svg:y1="34.925cm" svg:x2="3.916cm" svg:y2="34.613cm">
              <text:p/>
            </draw:line>
          </draw:g>
          <draw:g>
            <draw:line draw:style-name="gr5" draw:text-style-name="P2" draw:layer="layout" svg:x1="3.688cm" svg:y1="35.592cm" svg:x2="4.02cm" svg:y2="35.26cm">
              <text:p/>
            </draw:line>
            <draw:line draw:style-name="gr5" draw:text-style-name="P2" draw:layer="layout" svg:x1="4.228cm" svg:y1="35.571cm" svg:x2="3.916cm" svg:y2="35.259cm">
              <text:p/>
            </draw:line>
          </draw:g>
          <draw:g>
            <draw:line draw:style-name="gr5" draw:text-style-name="P2" draw:layer="layout" svg:x1="3.688cm" svg:y1="36.238cm" svg:x2="4.02cm" svg:y2="35.906cm">
              <text:p/>
            </draw:line>
            <draw:line draw:style-name="gr5" draw:text-style-name="P2" draw:layer="layout" svg:x1="4.228cm" svg:y1="36.217cm" svg:x2="3.916cm" svg:y2="35.905cm">
              <text:p/>
            </draw:line>
          </draw:g>
        </draw:g>
        <draw:g>
          <draw:custom-shape draw:style-name="gr6" draw:text-style-name="P1" draw:layer="layout" svg:width="3.335cm" svg:height="0.334cm" draw:transform="rotate (1.5707963267949) translate (4.131cm 37.3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5" draw:text-style-name="P2" draw:layer="layout" svg:x1="4.575cm" svg:y1="35.999cm" svg:x2="4.243cm" svg:y2="36.331cm">
              <text:p/>
            </draw:line>
            <draw:line draw:style-name="gr5" draw:text-style-name="P2" draw:layer="layout" svg:x1="4.035cm" svg:y1="36.02cm" svg:x2="4.347cm" svg:y2="36.332cm">
              <text:p/>
            </draw:line>
          </draw:g>
          <draw:g>
            <draw:line draw:style-name="gr5" draw:text-style-name="P2" draw:layer="layout" svg:x1="4.575cm" svg:y1="35.353cm" svg:x2="4.243cm" svg:y2="35.685cm">
              <text:p/>
            </draw:line>
            <draw:line draw:style-name="gr5" draw:text-style-name="P2" draw:layer="layout" svg:x1="4.035cm" svg:y1="35.374cm" svg:x2="4.347cm" svg:y2="35.686cm">
              <text:p/>
            </draw:line>
          </draw:g>
          <draw:g>
            <draw:line draw:style-name="gr5" draw:text-style-name="P2" draw:layer="layout" svg:x1="4.575cm" svg:y1="34.707cm" svg:x2="4.243cm" svg:y2="35.039cm">
              <text:p/>
            </draw:line>
            <draw:line draw:style-name="gr5" draw:text-style-name="P2" draw:layer="layout" svg:x1="4.035cm" svg:y1="34.728cm" svg:x2="4.347cm" svg:y2="35.04cm">
              <text:p/>
            </draw:line>
          </draw:g>
        </draw:g>
        <draw:frame draw:style-name="gr9" draw:text-style-name="P4" draw:layer="layout" svg:width="11.627cm" svg:height="3.418cm" svg:x="18.454cm" svg:y="33.783cm">
          <draw:text-box>
            <text:p text:style-name="P4"><text:span text:style-name="T1">Tracer</text:span></text:p>
          </draw:text-box>
        </draw:frame>
        <draw:g>
          <draw:custom-shape draw:style-name="gr7" draw:text-style-name="P1" draw:layer="layout" svg:width="3.335cm" svg:height="0.334cm" draw:transform="rotate (-3.14159265358979) translate (21.805cm 37.31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line draw:style-name="gr5" draw:text-style-name="P2" draw:layer="layout" svg:x1="19.833cm" svg:y1="36.872cm" svg:x2="19.501cm" svg:y2="37.204cm">
              <text:p/>
            </draw:line>
            <draw:line draw:style-name="gr5" draw:text-style-name="P2" draw:layer="layout" svg:x1="19.812cm" svg:y1="37.412cm" svg:x2="19.5cm" svg:y2="37.1cm">
              <text:p/>
            </draw:line>
          </draw:g>
          <draw:g>
            <draw:line draw:style-name="gr5" draw:text-style-name="P2" draw:layer="layout" svg:x1="20.479cm" svg:y1="36.872cm" svg:x2="20.147cm" svg:y2="37.204cm">
              <text:p/>
            </draw:line>
            <draw:line draw:style-name="gr5" draw:text-style-name="P2" draw:layer="layout" svg:x1="20.458cm" svg:y1="37.412cm" svg:x2="20.146cm" svg:y2="37.1cm">
              <text:p/>
            </draw:line>
          </draw:g>
          <draw:g>
            <draw:line draw:style-name="gr5" draw:text-style-name="P2" draw:layer="layout" svg:x1="21.125cm" svg:y1="36.872cm" svg:x2="20.793cm" svg:y2="37.204cm">
              <text:p/>
            </draw:line>
            <draw:line draw:style-name="gr5" draw:text-style-name="P2" draw:layer="layout" svg:x1="21.104cm" svg:y1="37.412cm" svg:x2="20.792cm" svg:y2="37.1cm">
              <text:p/>
            </draw:line>
          </draw:g>
        </draw:g>
        <draw:g>
          <draw:custom-shape draw:style-name="gr6" draw:text-style-name="P1" draw:layer="layout" svg:width="3.063cm" svg:height="0.307cm" draw:transform="rotate (-1.5707963267949) translate (18.463cm 34.2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5" draw:text-style-name="P2" draw:layer="layout" svg:x1="18.055cm" svg:y1="35.506cm" svg:x2="18.36cm" svg:y2="35.201cm">
              <text:p/>
            </draw:line>
            <draw:line draw:style-name="gr5" draw:text-style-name="P2" draw:layer="layout" svg:x1="18.551cm" svg:y1="35.487cm" svg:x2="18.264cm" svg:y2="35.2cm">
              <text:p/>
            </draw:line>
          </draw:g>
          <draw:g>
            <draw:line draw:style-name="gr5" draw:text-style-name="P2" draw:layer="layout" svg:x1="18.055cm" svg:y1="36.099cm" svg:x2="18.36cm" svg:y2="35.794cm">
              <text:p/>
            </draw:line>
            <draw:line draw:style-name="gr5" draw:text-style-name="P2" draw:layer="layout" svg:x1="18.551cm" svg:y1="36.08cm" svg:x2="18.264cm" svg:y2="35.793cm">
              <text:p/>
            </draw:line>
          </draw:g>
          <draw:g>
            <draw:line draw:style-name="gr5" draw:text-style-name="P2" draw:layer="layout" svg:x1="18.055cm" svg:y1="36.693cm" svg:x2="18.36cm" svg:y2="36.388cm">
              <text:p/>
            </draw:line>
            <draw:line draw:style-name="gr5" draw:text-style-name="P2" draw:layer="layout" svg:x1="18.551cm" svg:y1="36.674cm" svg:x2="18.264cm" svg:y2="36.387cm">
              <text:p/>
            </draw:line>
          </draw:g>
        </draw:g>
        <draw:g>
          <draw:custom-shape draw:style-name="gr1" draw:text-style-name="P1" draw:layer="layout" svg:width="3.335cm" svg:height="0.334cm" draw:transform="rotate (-1.5707963267949) translate (3.793cm 34.052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g>
            <draw:line draw:style-name="gr2" draw:text-style-name="P2" draw:layer="layout" svg:x1="3.349cm" svg:y1="36.026cm" svg:x2="3.681cm" svg:y2="36.358cm">
              <text:p/>
            </draw:line>
            <draw:line draw:style-name="gr2" draw:text-style-name="P2" draw:layer="layout" svg:x1="3.889cm" svg:y1="36.047cm" svg:x2="3.577cm" svg:y2="36.359cm">
              <text:p/>
            </draw:line>
          </draw:g>
          <draw:g>
            <draw:line draw:style-name="gr2" draw:text-style-name="P2" draw:layer="layout" svg:x1="3.349cm" svg:y1="35.38cm" svg:x2="3.681cm" svg:y2="35.712cm">
              <text:p/>
            </draw:line>
            <draw:line draw:style-name="gr2" draw:text-style-name="P2" draw:layer="layout" svg:x1="3.889cm" svg:y1="35.401cm" svg:x2="3.577cm" svg:y2="35.713cm">
              <text:p/>
            </draw:line>
          </draw:g>
          <draw:g>
            <draw:line draw:style-name="gr2" draw:text-style-name="P2" draw:layer="layout" svg:x1="3.349cm" svg:y1="34.734cm" svg:x2="3.681cm" svg:y2="35.066cm">
              <text:p/>
            </draw:line>
            <draw:line draw:style-name="gr2" draw:text-style-name="P2" draw:layer="layout" svg:x1="3.889cm" svg:y1="34.755cm" svg:x2="3.577cm" svg:y2="35.067cm">
              <text:p/>
            </draw:line>
          </draw:g>
        </draw:g>
        <draw:frame draw:style-name="gr9" draw:text-style-name="P4" draw:layer="layout" svg:width="11.627cm" svg:height="3.418cm" svg:x="19.453cm" svg:y="29.032cm">
          <draw:text-box>
            <text:p text:style-name="P4"><text:span text:style-name="T1">Tracer</text:span></text:p>
          </draw:text-box>
        </draw:frame>
        <draw:g>
          <draw:custom-shape draw:style-name="gr7" draw:text-style-name="P1" draw:layer="layout" svg:width="3.335cm" svg:height="0.334cm" draw:transform="rotate (-3.14159265358979) translate (23.075cm 29.5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5" draw:text-style-name="P2" draw:layer="layout" svg:x1="21.713cm" svg:y1="29.093cm" svg:x2="22.045cm" svg:y2="29.425cm">
              <text:p/>
            </draw:line>
            <draw:line draw:style-name="gr5" draw:text-style-name="P2" draw:layer="layout" svg:x1="21.734cm" svg:y1="29.633cm" svg:x2="22.046cm" svg:y2="29.321cm">
              <text:p/>
            </draw:line>
          </draw:g>
          <draw:g>
            <draw:line draw:style-name="gr5" draw:text-style-name="P2" draw:layer="layout" svg:x1="21.067cm" svg:y1="29.093cm" svg:x2="21.399cm" svg:y2="29.425cm">
              <text:p/>
            </draw:line>
            <draw:line draw:style-name="gr5" draw:text-style-name="P2" draw:layer="layout" svg:x1="21.088cm" svg:y1="29.633cm" svg:x2="21.4cm" svg:y2="29.321cm">
              <text:p/>
            </draw:line>
          </draw:g>
          <draw:g>
            <draw:line draw:style-name="gr5" draw:text-style-name="P2" draw:layer="layout" svg:x1="20.421cm" svg:y1="29.093cm" svg:x2="20.753cm" svg:y2="29.425cm">
              <text:p/>
            </draw:line>
            <draw:line draw:style-name="gr5" draw:text-style-name="P2" draw:layer="layout" svg:x1="20.442cm" svg:y1="29.633cm" svg:x2="20.754cm" svg:y2="29.321cm">
              <text:p/>
            </draw:line>
          </draw:g>
        </draw:g>
        <draw:g>
          <draw:custom-shape draw:style-name="gr6" draw:text-style-name="P1" draw:layer="layout" svg:width="3.335cm" svg:height="0.334cm" draw:transform="rotate (-3.14159265358979) translate (27.167cm 32.42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line draw:style-name="gr5" draw:text-style-name="P2" draw:layer="layout" svg:x1="25.195cm" svg:y1="31.981cm" svg:x2="24.863cm" svg:y2="32.313cm">
              <text:p/>
            </draw:line>
            <draw:line draw:style-name="gr5" draw:text-style-name="P2" draw:layer="layout" svg:x1="25.174cm" svg:y1="32.521cm" svg:x2="24.862cm" svg:y2="32.209cm">
              <text:p/>
            </draw:line>
          </draw:g>
          <draw:g>
            <draw:line draw:style-name="gr5" draw:text-style-name="P2" draw:layer="layout" svg:x1="25.841cm" svg:y1="31.981cm" svg:x2="25.509cm" svg:y2="32.313cm">
              <text:p/>
            </draw:line>
            <draw:line draw:style-name="gr5" draw:text-style-name="P2" draw:layer="layout" svg:x1="25.82cm" svg:y1="32.521cm" svg:x2="25.508cm" svg:y2="32.209cm">
              <text:p/>
            </draw:line>
          </draw:g>
          <draw:g>
            <draw:line draw:style-name="gr5" draw:text-style-name="P2" draw:layer="layout" svg:x1="26.487cm" svg:y1="31.981cm" svg:x2="26.155cm" svg:y2="32.313cm">
              <text:p/>
            </draw:line>
            <draw:line draw:style-name="gr5" draw:text-style-name="P2" draw:layer="layout" svg:x1="26.466cm" svg:y1="32.521cm" svg:x2="26.154cm" svg:y2="32.20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6T15:32:08.550271334</meta:creation-date>
    <dc:date>2013-12-06T22:14:42</dc:date>
    <meta:editing-duration>PT54M20S</meta:editing-duration>
    <meta:editing-cycles>8</meta:editing-cycles>
    <meta:generator>LibreOffice/3.5$Linux_X86_64 LibreOffice_project/350m1$Build-2</meta:generator>
    <meta:document-statistic meta:object-count="209"/>
  </office:meta>
</office:document-meta>
</file>